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tserrat" svg:font-family="Montserrat, sans-serif"/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c9211e" loext:opacity="100%" style:font-name="Montserrat" fo:font-size="12pt" fo:letter-spacing="normal" fo:font-style="normal" fo:font-weight="bold" style:font-size-asian="12pt" style:font-weight-asian="bold" style:font-size-complex="12pt" style:font-weight-complex="bold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c9211e" loext:opacity="100%" style:font-name="Montserrat" fo:font-size="12pt" fo:letter-spacing="normal" fo:font-style="normal" fo:font-weight="bold" officeooo:rsid="001a69c4" officeooo:paragraph-rsid="001a69c4" style:font-size-asian="12pt" style:font-weight-asian="bold" style:font-size-complex="12pt" style:font-weight-complex="bold"/>
    </style:style>
    <style:style style:name="P3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c9211e" loext:opacity="100%" style:font-name="Montserrat" fo:font-size="12pt" fo:letter-spacing="normal" fo:font-style="normal" fo:font-weight="bold" officeooo:rsid="001c240c" officeooo:paragraph-rsid="001c240c" style:font-size-asian="12pt" style:font-weight-asian="bold" style:font-size-complex="12pt" style:font-weight-complex="bold"/>
    </style:style>
    <style:style style:name="P4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c9211e" loext:opacity="100%" style:font-name="Montserrat" fo:font-size="12pt" fo:letter-spacing="normal" fo:font-style="normal" fo:font-weight="bold" officeooo:rsid="001c240c" officeooo:paragraph-rsid="001c5918" style:font-size-asian="12pt" style:font-weight-asian="bold" style:font-size-complex="12pt" style:font-weight-complex="bold"/>
    </style:style>
    <style:style style:name="P5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c9211e" loext:opacity="100%" style:font-name="Montserrat" fo:font-size="12pt" fo:letter-spacing="normal" fo:font-style="normal" fo:font-weight="bold" officeooo:rsid="001c240c" officeooo:paragraph-rsid="001e74cd" style:font-size-asian="12pt" style:font-weight-asian="bold" style:font-size-complex="12pt" style:font-weight-complex="bold"/>
    </style:style>
    <style:style style:name="P6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2pt" fo:letter-spacing="normal" fo:font-style="normal" fo:font-weight="normal" loext:padding="0cm" loext:border="none"/>
    </style:style>
    <style:style style:name="P7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2pt" fo:letter-spacing="normal" fo:font-style="normal" fo:font-weight="normal" officeooo:paragraph-rsid="001c5918" loext:padding="0cm" loext:border="none"/>
    </style:style>
    <style:style style:name="P8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2pt" fo:letter-spacing="normal" fo:font-style="normal" fo:font-weight="normal" officeooo:paragraph-rsid="001e74cd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c240c"/>
    </style:style>
    <style:style style:name="P1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c5918"/>
    </style:style>
    <style:style style:name="P1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e74cd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c240c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c5918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e74cd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a69c4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c240c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c5918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e74cd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</style:style>
    <style:style style:name="P21" style:family="paragraph" style:parent-style-name="Standard">
      <style:paragraph-properties fo:margin-left="0.053cm" fo:margin-right="0.053cm" fo:margin-top="0cm" fo:margin-bottom="0.053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loext:padding="0cm" loext:border="none"/>
    </style:style>
    <style:style style:name="P22" style:family="paragraph" style:parent-style-name="Standard">
      <style:paragraph-properties fo:margin-left="0.053cm" fo:margin-right="0.053cm" fo:margin-top="0cm" fo:margin-bottom="0.053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paragraph-rsid="001c5918" loext:padding="0cm" loext:border="none"/>
    </style:style>
    <style:style style:name="P23" style:family="paragraph" style:parent-style-name="Standard">
      <style:paragraph-properties fo:margin-left="0.053cm" fo:margin-right="0.053cm" fo:margin-top="0cm" fo:margin-bottom="0.053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paragraph-rsid="001e74cd" loext:padding="0cm" loext:border="none"/>
    </style:style>
    <style:style style:name="P24" style:family="paragraph" style:parent-style-name="Text_20_body">
      <style:paragraph-properties fo:margin-left="0.053cm" fo:margin-right="0.053cm" fo:margin-top="0cm" fo:margin-bottom="0.053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loext:padding="0cm" loext:border="none"/>
    </style:style>
    <style:style style:name="P25" style:family="paragraph" style:parent-style-name="Text_20_body">
      <style:paragraph-properties fo:margin-left="0.053cm" fo:margin-right="0.053cm" fo:margin-top="0cm" fo:margin-bottom="0.053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paragraph-rsid="001a69c4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2pt" fo:letter-spacing="normal" fo:font-style="normal" fo:font-weight="normal" officeooo:paragraph-rsid="001c240c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2pt" fo:letter-spacing="normal" fo:font-style="normal" fo:font-weight="normal" officeooo:paragraph-rsid="001c5918"/>
    </style:style>
    <style:style style:name="P2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2pt" fo:letter-spacing="normal" fo:font-style="normal" fo:font-weight="normal" officeooo:paragraph-rsid="001e74cd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2pt" fo:letter-spacing="normal" fo:font-style="normal" fo:font-weight="normal" officeooo:rsid="001c5918" officeooo:paragraph-rsid="001c5918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12pt" fo:letter-spacing="normal" fo:font-style="normal" fo:font-weight="normal" officeooo:rsid="001c5918" officeooo:paragraph-rsid="001e74cd"/>
    </style:style>
    <style:style style:name="P3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9pt" fo:letter-spacing="normal" fo:font-style="normal" fo:font-weight="normal" officeooo:paragraph-rsid="001c240c"/>
    </style:style>
    <style:style style:name="P3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9pt" fo:letter-spacing="normal" fo:font-style="normal" fo:font-weight="normal" officeooo:paragraph-rsid="001c5918"/>
    </style:style>
    <style:style style:name="P3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Open Sans" fo:font-size="9pt" fo:letter-spacing="normal" fo:font-style="normal" fo:font-weight="normal" officeooo:paragraph-rsid="001e74cd"/>
    </style:style>
    <style:style style:name="P34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c9211e" loext:opacity="100%" style:font-name="Open Sans" fo:font-size="12pt" fo:letter-spacing="normal" fo:font-style="normal" fo:font-weight="bold" officeooo:rsid="001e74cd" officeooo:paragraph-rsid="001e74c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333333" loext:opacity="100%" style:font-name="Open Sans" fo:font-size="9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01b1a7d"/>
    </style:style>
    <style:style style:name="T4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01c240c"/>
    </style:style>
    <style:style style:name="T5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01c5918"/>
    </style:style>
    <style:style style:name="T6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01c68c3"/>
    </style:style>
    <style:style style:name="T7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01d3e43"/>
    </style:style>
    <style:style style:name="T8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01e74cd"/>
    </style:style>
    <style:style style:name="T9" style:family="text">
      <style:text-properties fo:font-variant="normal" fo:text-transform="none" fo:color="#333333" loext:opacity="100%" style:font-name="Open Sans" fo:font-size="12pt" fo:letter-spacing="normal" fo:font-style="normal" fo:font-weight="normal" officeooo:rsid="001fad9f"/>
    </style:style>
    <style:style style:name="T10" style:family="text">
      <style:text-properties fo:font-variant="normal" fo:text-transform="none" fo:color="#d60632" loext:opacity="100%" style:font-name="Montserra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d60632" loext:opacity="100%" style:font-name="Montserrat" fo:letter-spacing="normal" fo:font-style="normal" fo:font-weight="normal" officeooo:rsid="001a69c4" loext:padding="0cm" loext:border="none"/>
    </style:style>
    <style:style style:name="T12" style:family="text">
      <style:text-properties fo:font-variant="normal" fo:text-transform="none" fo:color="#d60632" loext:opacity="100%" style:font-name="Montserrat" fo:letter-spacing="normal" fo:font-style="normal" fo:font-weight="normal" officeooo:rsid="001b1a7d" loext:padding="0cm" loext:border="none"/>
    </style:style>
    <style:style style:name="T13" style:family="text">
      <style:text-properties fo:font-variant="normal" fo:text-transform="none" fo:color="#d60632" loext:opacity="100%" style:font-name="Montserrat" fo:letter-spacing="normal" fo:font-style="normal" fo:font-weight="normal" officeooo:rsid="001c240c" loext:padding="0cm" loext:border="none"/>
    </style:style>
    <style:style style:name="T14" style:family="text">
      <style:text-properties fo:font-variant="normal" fo:text-transform="none" fo:color="#d60632" loext:opacity="100%" style:font-name="Montserrat" fo:letter-spacing="normal" fo:font-style="normal" fo:font-weight="normal" officeooo:rsid="001c5918" loext:padding="0cm" loext:border="none"/>
    </style:style>
    <style:style style:name="T15" style:family="text">
      <style:text-properties fo:font-variant="normal" fo:text-transform="none" fo:color="#888888" loext:opacity="100%" style:font-name="Montserra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888888" loext:opacity="100%" style:font-name="Montserrat" fo:letter-spacing="normal" fo:font-style="normal" fo:font-weight="normal" officeooo:rsid="001a69c4" loext:padding="0cm" loext:border="none"/>
    </style:style>
    <style:style style:name="T17" style:family="text">
      <style:text-properties fo:font-variant="normal" fo:text-transform="none" style:font-name="Montserrat" fo:letter-spacing="normal" fo:font-style="normal" fo:font-weight="normal"/>
    </style:style>
    <style:style style:name="T18" style:family="text">
      <style:text-properties style:font-name="Open Sans"/>
    </style:style>
    <style:style style:name="T19" style:family="text">
      <style:text-properties style:font-name="Open Sans" officeooo:rsid="0019bf4c"/>
    </style:style>
    <style:style style:name="T20" style:family="text">
      <style:text-properties style:font-name="Open Sans" officeooo:rsid="001b1a7d"/>
    </style:style>
    <style:style style:name="T21" style:family="text">
      <style:text-properties style:font-name="Open Sans" officeooo:rsid="001c5918"/>
    </style:style>
    <style:style style:name="T22" style:family="text">
      <style:text-properties style:font-name="Open Sans" officeooo:rsid="001e74cd"/>
    </style:style>
    <style:style style:name="T23" style:family="text">
      <style:text-properties style:font-name="Open Sans" officeooo:rsid="001fad9f"/>
    </style:style>
    <style:style style:name="T24" style:family="text">
      <style:text-properties fo:color="#ffffff" loext:opacity="100%" fo:font-weight="bold" fo:background-color="#d70333" loext:char-shading-value="0"/>
    </style:style>
    <style:style style:name="T25" style:family="text">
      <style:text-properties fo:color="#ffffff" loext:opacity="100%" fo:font-weight="bold" officeooo:rsid="001c240c" fo:background-color="#d70333" loext:char-shading-value="0"/>
    </style:style>
    <style:style style:name="T26" style:family="text">
      <style:text-properties fo:color="#ffffff" loext:opacity="100%" fo:font-weight="bold" officeooo:rsid="001e74cd" fo:background-color="#d70333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8">CANON I-SENSYS LBP</text:span><text:span text:style-name="T19">251dw</text:span></text:h>
      <text:p text:style-name="P15"><text:span text:style-name="T10">već od </text:span><text:span text:style-name="T11">13,27</text:span><text:span text:style-name="Strong_20_Emphasis"><text:span text:style-name="T15"> €/mj </text:span></text:span><text:span text:style-name="Strong_20_Emphasis"><text:span text:style-name="T16">+ PDV</text:span></text:span></text:p>
      <text:p text:style-name="P24"><text:span text:style-name="T24">A4</text:span> <text:span text:style-name="T24">c/b</text:span> <text:span text:style-name="T24">ispis</text:span></text:p>
      <text:p text:style-name="P12"><text:span text:style-name="Strong_20_Emphasis"><text:span text:style-name="T2">Crno bijeli laserski ispis<text:line-break/></text:span></text:span><text:span text:style-name="T2">Format papira: A4 – A5<text:line-break/>Brzina ispisa: 33 otisaka u minuti<text:line-break/>Kapacitet </text:span><text:span text:style-name="T6">ladice</text:span><text:span text:style-name="T2">: 50</text:span><text:span text:style-name="T6">0</text:span><text:span text:style-name="T2"> listova<text:line-break/>Ručni ulagač papira – 50 listova</text:span></text:p>
      <text:p text:style-name="P12"><text:span text:style-name="T4">Mreža: Da</text:span><text:span text:style-name="T2"><text:line-break/>Obostrani ispis: Da<text:line-break/></text:span></text:p>
      <text:p text:style-name="P20"><text:span text:style-name="T1">1* Navedene specifikacije odnose se na standardne dimenzije papira A4 težine 80g/m²</text:span><text:line-break/><text:span text:style-name="T1">2* Brzine printanja bazirane su na internim testiranjima proizvođača i mogu varirati ovisno o postavkama za veličinu, tip i orijentaciju papira</text:span><text:line-break/><text:span text:style-name="T1">3* Za točnost podataka ne odgovaramo, svi podaci o karakteristikama uređaja preuzeti su sa stranica njihovih proizvođača i kao takvi podložni su promjenama bez prethodne najave.</text:span><text:line-break/><text:span text:style-name="T1">4* Svi nazivi robnih marki i proizvoda mogu biti registrirani zaštitni znaci ili zaštitni znaci njihovih vlasnika i ovime su priznati.</text:span><text:line-break/></text:p>
      <text:h text:style-name="P2" text:outline-level="2"><text:span text:style-name="T19">H</text:span><text:span text:style-name="T18">P LaserJet </text:span><text:span text:style-name="T20">Enterprise 600 M602dn</text:span></text:h>
      <text:p text:style-name="P16"><text:span text:style-name="T10">već od </text:span><text:span text:style-name="T12">20,00</text:span><text:span text:style-name="Strong_20_Emphasis"><text:span text:style-name="T15"> €/mj </text:span></text:span><text:span text:style-name="Strong_20_Emphasis"><text:span text:style-name="T16">+ PDV</text:span></text:span></text:p>
      <text:p text:style-name="P25"><text:span text:style-name="T24">A4</text:span> <text:span text:style-name="T24">c/b</text:span> <text:span text:style-name="T24">ispis</text:span></text:p>
      <text:p text:style-name="P12"><text:span text:style-name="Strong_20_Emphasis"><text:span text:style-name="T2">Crno bijeli laserski ispis<text:line-break/></text:span></text:span><text:span text:style-name="T2">Format papira: A4 – A5<text:line-break/>Brzina ispisa: </text:span><text:span text:style-name="T3">52</text:span><text:span text:style-name="T2"> otisaka u minuti<text:line-break/>Kapacitet </text:span><text:span text:style-name="T6">ladice</text:span><text:span text:style-name="T2">: 50</text:span><text:span text:style-name="T6">0</text:span><text:span text:style-name="T2"> listova<text:line-break/>Ručni ulagač papira – </text:span><text:span text:style-name="T4">10</text:span><text:span text:style-name="T2">0 listova</text:span></text:p>
      <text:p text:style-name="P12"><text:span text:style-name="T4">Mreža: Da</text:span><text:span text:style-name="T2"><text:line-break/>Obostrani ispis: Da</text:span></text:p>
      <text:p text:style-name="P26"/>
      <text:p text:style-name="P9"><text:span text:style-name="T1">1* Navedene specifikacije odnose se na standardne dimenzije papira A4 težine 80g/m²</text:span><text:span text:style-name="T2"><text:line-break/></text:span><text:span text:style-name="T1">2* Brzine printanja bazirane su na internim testiranjima proizvođača i mogu varirati ovisno o postavkama za veličinu, tip i orijentaciju papira</text:span><text:span text:style-name="T2"><text:line-break/></text:span><text:span text:style-name="T1">3* Za točnost podataka ne odgovaramo, svi podaci o karakteristikama uređaja preuzeti su sa stranica njihovih proizvođača i kao takvi podložni su promjenama bez prethodne najave.</text:span><text:span text:style-name="T2"><text:line-break/></text:span><text:span text:style-name="T1">4* Svi nazivi robnih marki i proizvoda mogu biti registrirani zaštitni znaci ili zaštitni znaci njihovih vlasnika i ovime su priznati.</text:span></text:p>
      <text:p text:style-name="P31"/>
      <text:h text:style-name="P3" text:outline-level="2"><text:span text:style-name="T23">Brother MFC-L 5700</text:span></text:h>
      <text:p text:style-name="P17"><text:span text:style-name="T10">već od </text:span><text:span text:style-name="T12">2</text:span><text:span text:style-name="T13">7</text:span><text:span text:style-name="T12">,00</text:span><text:span text:style-name="Strong_20_Emphasis"><text:span text:style-name="T15"> €/mj </text:span></text:span><text:span text:style-name="Strong_20_Emphasis"><text:span text:style-name="T16">+ PDV</text:span></text:span></text:p>
      <text:p text:style-name="P21"><text:span text:style-name="T24">A</text:span><text:span text:style-name="T25">4</text:span> <text:span text:style-name="T24">c/b</text:span> <text:span text:style-name="T24">ispis</text:span> <text:span text:style-name="T24">kopiranje</text:span> <text:span text:style-name="T24">skeniranje</text:span></text:p>
      <text:h text:style-name="P6" text:outline-level="3"><text:span text:style-name="Strong_20_Emphasis"><text:span text:style-name="T17"/></text:span></text:h>
      <text:p text:style-name="P13"><text:span text:style-name="Strong_20_Emphasis"><text:span text:style-name="T2">Crno bijeli laserski ispis<text:line-break/></text:span></text:span><text:span text:style-name="T2">Format papira: A4 ,A5, </text:span><text:span text:style-name="T5">B5, koverte</text:span><text:span text:style-name="T2"><text:line-break/>Brzina ispisa: </text:span><text:span text:style-name="T9">40</text:span><text:span text:style-name="T2"> otisaka u minuti<text:line-break/>Kapacitet </text:span><text:span text:style-name="T6">ladice</text:span><text:span text:style-name="T2">: </text:span><text:span text:style-name="T9">25</text:span><text:span text:style-name="T6">0</text:span><text:span text:style-name="T2"> listova<text:line-break/>Ručni ulagač papira – </text:span><text:span text:style-name="T5">5</text:span><text:span text:style-name="T4">0</text:span><text:span text:style-name="T2"> listova</text:span></text:p>
      <text:p text:style-name="P27">Obostrani ispis: Da</text:p>
      <text:p text:style-name="P29"><text:soft-page-break/>Kopiranje: Da</text:p>
      <text:p text:style-name="P29">Skeniranje: Da</text:p>
      <text:p text:style-name="P29"/>
      <text:p text:style-name="P9"><text:span text:style-name="T1">1* Navedene specifikacije odnose se na standardne dimenzije papira A4 težine 80g/m²</text:span><text:span text:style-name="T2"><text:line-break/></text:span><text:span text:style-name="T1">2* Brzine printanja bazirane su na internim testiranjima proizvođača i mogu varirati ovisno o postavkama za veličinu, tip i orijentaciju papira</text:span><text:span text:style-name="T2"><text:line-break/></text:span><text:span text:style-name="T1">3* Za točnost podataka ne odgovaramo, svi podaci o karakteristikama uređaja preuzeti su sa stranica njihovih proizvođača i kao takvi podložni su promjenama bez prethodne najave.</text:span><text:span text:style-name="T2"><text:line-break/></text:span><text:span text:style-name="T1">4* Svi nazivi robnih marki i proizvoda mogu biti registrirani zaštitni znaci ili zaštitni znaci njihovih vlasnika i ovime su priznati.</text:span></text:p>
      <text:p text:style-name="P31"/>
      <text:p text:style-name="P31"/>
      <text:h text:style-name="P4" text:outline-level="2"><text:span text:style-name="T20">C</text:span><text:span text:style-name="T18">anon ImageRunner </text:span><text:span text:style-name="T21">400i</text:span></text:h>
      <text:p text:style-name="P18"><text:span text:style-name="T10">već od </text:span><text:span text:style-name="T14">30</text:span><text:span text:style-name="T12">,00</text:span><text:span text:style-name="Strong_20_Emphasis"><text:span text:style-name="T15"> €/mj </text:span></text:span><text:span text:style-name="Strong_20_Emphasis"><text:span text:style-name="T16">+ PDV</text:span></text:span></text:p>
      <text:p text:style-name="P22"><text:span text:style-name="T24">A</text:span><text:span text:style-name="T25">4</text:span> <text:span text:style-name="T24">c/b</text:span> <text:span text:style-name="T24">ispis</text:span> <text:span text:style-name="T24">kopiranje</text:span> <text:span text:style-name="T24">skeniranje</text:span></text:p>
      <text:h text:style-name="P7" text:outline-level="3"><text:span text:style-name="Strong_20_Emphasis"><text:span text:style-name="T17"/></text:span></text:h>
      <text:p text:style-name="P13"><text:span text:style-name="Strong_20_Emphasis"><text:span text:style-name="T2">Crno bijeli laserski ispis<text:line-break/></text:span></text:span><text:span text:style-name="T2">Format papira: A4 ,A5, </text:span><text:span text:style-name="T5">B5, koverte</text:span><text:span text:style-name="T2"><text:line-break/>Brzina ispisa: </text:span><text:span text:style-name="T6">40</text:span><text:span text:style-name="T2"> otisaka u minuti<text:line-break/>Kapacitet </text:span><text:span text:style-name="T6">ladice</text:span><text:span text:style-name="T2">: 50</text:span><text:span text:style-name="T6">0</text:span><text:span text:style-name="T2"> listova<text:line-break/>Ručni ulagač papira – </text:span><text:span text:style-name="T7">1</text:span><text:span text:style-name="T4">0</text:span><text:span text:style-name="T2">0 listova</text:span></text:p>
      <text:p text:style-name="P27">Obostrani ispis: Da</text:p>
      <text:p text:style-name="P29">Kopiranje: Da</text:p>
      <text:p text:style-name="P29">Skeniranje: Da</text:p>
      <text:p text:style-name="P29"/>
      <text:p text:style-name="P10"><text:span text:style-name="T1">1* Navedene specifikacije odnose se na standardne dimenzije papira A4 težine 80g/m²</text:span><text:span text:style-name="T2"><text:line-break/></text:span><text:span text:style-name="T1">2* Brzine printanja bazirane su na internim testiranjima proizvođača i mogu varirati ovisno o postavkama za veličinu, tip i orijentaciju papira</text:span><text:span text:style-name="T2"><text:line-break/></text:span><text:span text:style-name="T1">3* Za točnost podataka ne odgovaramo, svi podaci o karakteristikama uređaja preuzeti su sa stranica njihovih proizvođača i kao takvi podložni su promjenama bez prethodne najave.</text:span><text:span text:style-name="T2"><text:line-break/></text:span><text:span text:style-name="T1">4* Svi nazivi robnih marki i proizvoda mogu biti registrirani zaštitni znaci ili zaštitni znaci njihovih vlasnika i ovime su priznati.</text:span></text:p>
      <text:p text:style-name="P32"/>
      <text:h text:style-name="P5" text:outline-level="2"><text:span text:style-name="T20">C</text:span><text:span text:style-name="T18">anon ImageRunner </text:span><text:span text:style-name="T22">2530i</text:span></text:h>
      <text:p text:style-name="P19"><text:span text:style-name="T10">već od </text:span><text:span text:style-name="T14">30</text:span><text:span text:style-name="T12">,00</text:span><text:span text:style-name="Strong_20_Emphasis"><text:span text:style-name="T15"> €/mj </text:span></text:span><text:span text:style-name="Strong_20_Emphasis"><text:span text:style-name="T16">+ PDV</text:span></text:span></text:p>
      <text:p text:style-name="P23"><text:span text:style-name="T24">A</text:span><text:span text:style-name="T26">3</text:span> <text:span text:style-name="T24">c/b</text:span> <text:span text:style-name="T24">ispis</text:span> <text:span text:style-name="T24">kopiranje</text:span> <text:span text:style-name="T24">skeniranje</text:span></text:p>
      <text:h text:style-name="P8" text:outline-level="3"><text:span text:style-name="Strong_20_Emphasis"><text:span text:style-name="T17"/></text:span></text:h>
      <text:p text:style-name="P14"><text:span text:style-name="Strong_20_Emphasis"><text:span text:style-name="T2">Crno bijeli laserski ispis<text:line-break/></text:span></text:span><text:span text:style-name="T2">Format papira: </text:span><text:span text:style-name="T8">A3, </text:span><text:span text:style-name="T2">A4 ,A5, </text:span><text:span text:style-name="T5">B5, koverte</text:span><text:span text:style-name="T2"><text:line-break/>Brzina ispisa: </text:span><text:span text:style-name="T8">3</text:span><text:span text:style-name="T6">0</text:span><text:span text:style-name="T2"> otisaka u minuti<text:line-break/>Kapacitet </text:span><text:span text:style-name="T6">ladice</text:span><text:span text:style-name="T2">: 50</text:span><text:span text:style-name="T6">0</text:span><text:span text:style-name="T2"> listova</text:span></text:p>
      <text:p text:style-name="P14"><text:span text:style-name="T8">Broj ladica: 2,4</text:span><text:span text:style-name="T2"><text:line-break/>Ručni ulagač papira – </text:span><text:span text:style-name="T8">3</text:span><text:span text:style-name="T4">0</text:span><text:span text:style-name="T2">0 listova</text:span></text:p>
      <text:p text:style-name="P28">Obostrani ispis: Da</text:p>
      <text:p text:style-name="P30">Kopiranje: Da</text:p>
      <text:p text:style-name="P30">Skeniranje: Da</text:p>
      <text:p text:style-name="P30"/>
      <text:p text:style-name="P11"><text:span text:style-name="T1">1* Navedene specifikacije odnose se na standardne dimenzije papira A4 težine 80g/m²</text:span><text:span text:style-name="T2"><text:line-break/></text:span><text:span text:style-name="T1">2* Brzine printanja bazirane su na internim testiranjima proizvođača i mogu varirati ovisno o postavkama za veličinu, tip i orijentaciju papira</text:span><text:span text:style-name="T2"><text:line-break/></text:span><text:span text:style-name="T1">3* Za točnost podataka ne odgovaramo, svi podaci o karakteristikama uređaja preuzeti su sa stranica njihovih proizvođača i kao takvi podložni su promjenama bez prethodne najave.</text:span><text:span text:style-name="T2"><text:line-break/></text:span><text:soft-page-break/><text:span text:style-name="T1">4* Svi nazivi robnih marki i proizvoda mogu biti registrirani zaštitni znaci ili zaštitni znaci njihovih vlasnika i ovime su priznati.</text:span></text:p>
      <text:p text:style-name="P33"/>
      <text:h text:style-name="P34" text:outline-level="2">Konica Minolta bizhub C308</text:h>
      <text:p text:style-name="P19"><text:span text:style-name="T10">već od </text:span><text:span text:style-name="T14">30</text:span><text:span text:style-name="T12">,00</text:span><text:span text:style-name="Strong_20_Emphasis"><text:span text:style-name="T15"> €/mj </text:span></text:span><text:span text:style-name="Strong_20_Emphasis"><text:span text:style-name="T16">+ PDV</text:span></text:span></text:p>
      <text:p text:style-name="P23"><text:span text:style-name="T24">A</text:span><text:span text:style-name="T26">3</text:span> <text:span text:style-name="T24">b</text:span><text:span text:style-name="T26">oja</text:span> <text:span text:style-name="T24">ispis</text:span> <text:span text:style-name="T24">kopiranje</text:span> <text:span text:style-name="T24">skeniranje</text:span></text:p>
      <text:h text:style-name="P8" text:outline-level="3"><text:span text:style-name="Strong_20_Emphasis"><text:span text:style-name="T17"/></text:span></text:h>
      <text:p text:style-name="P14"><text:span text:style-name="Strong_20_Emphasis"><text:span text:style-name="T8">L</text:span></text:span><text:span text:style-name="Strong_20_Emphasis"><text:span text:style-name="T2">aserski ispis </text:span></text:span><text:span text:style-name="Strong_20_Emphasis"><text:span text:style-name="T8">u boji</text:span></text:span><text:span text:style-name="Strong_20_Emphasis"><text:span text:style-name="T2"><text:line-break/></text:span></text:span><text:span text:style-name="T2">Format papira: </text:span><text:span text:style-name="T8">A3, </text:span><text:span text:style-name="T2">A4 ,A5, </text:span><text:span text:style-name="T5">B5, koverte</text:span><text:span text:style-name="T2"><text:line-break/>Brzina ispisa: </text:span><text:span text:style-name="T8">3</text:span><text:span text:style-name="T6">0</text:span><text:span text:style-name="T2"> otisaka u minuti<text:line-break/>Kapacitet </text:span><text:span text:style-name="T6">ladice</text:span><text:span text:style-name="T2">: 50</text:span><text:span text:style-name="T6">0</text:span><text:span text:style-name="T2"> listova</text:span></text:p>
      <text:p text:style-name="P14"><text:span text:style-name="T8">Broj ladica: 2,4</text:span><text:span text:style-name="T2"><text:line-break/>Ručni ulagač papira – </text:span><text:span text:style-name="T8">3</text:span><text:span text:style-name="T4">0</text:span><text:span text:style-name="T2">0 listova</text:span></text:p>
      <text:p text:style-name="P28">Obostrani ispis: Da</text:p>
      <text:p text:style-name="P30">Kopiranje: Da</text:p>
      <text:p text:style-name="P30">Skeniranje: Da</text:p>
      <text:p text:style-name="P30"/>
      <text:p text:style-name="P11"><text:span text:style-name="T1">1* Navedene specifikacije odnose se na standardne dimenzije papira A4 težine 80g/m²</text:span><text:span text:style-name="T2"><text:line-break/></text:span><text:span text:style-name="T1">2* Brzine printanja bazirane su na internim testiranjima proizvođača i mogu varirati ovisno o postavkama za veličinu, tip i orijentaciju papira</text:span><text:span text:style-name="T2"><text:line-break/></text:span><text:span text:style-name="T1">3* Za točnost podataka ne odgovaramo, svi podaci o karakteristikama uređaja preuzeti su sa stranica njihovih proizvođača i kao takvi podložni su promjenama bez prethodne najave.</text:span><text:span text:style-name="T2"><text:line-break/></text:span><text:span text:style-name="T1">4* Svi nazivi robnih marki i proizvoda mogu biti registrirani zaštitni znaci ili zaštitni znaci njihovih vlasnika i ovime su priznat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tserrat" svg:font-family="Montserrat, sans-serif"/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6T12:25:50.762000000</meta:creation-date>
    <dc:date>2023-04-28T10:22:03.765000000</dc:date>
    <meta:editing-duration>PT16M39S</meta:editing-duration>
    <meta:editing-cycles>3</meta:editing-cycles>
    <meta:generator>LibreOffice/7.1.8.1$Windows_X86_64 LibreOffice_project/e1f30c802c3269a1d052614453f260e49458c82c</meta:generator>
    <meta:document-statistic meta:table-count="0" meta:image-count="0" meta:object-count="0" meta:page-count="3" meta:paragraph-count="46" meta:word-count="761" meta:character-count="4893" meta:non-whitespace-character-count="4174"/>
  </office:meta>
</office:document-meta>
</file>